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4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OD OF JERUSALEM (48:1, 3-8, 10-11, 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GOD OF JERUSALEM (48:1, 3-8, 10-11, 14)<text:s text:c="1"/></text:span><text:span text:style-name="a442" text:class-names=""/></text:p>
          </draw:text-box>
          <svg:title/>
          <svg:desc/>
        </draw:frame>
        <draw:frame draw:id="id86" presentation:style-name="a463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e is great (48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e defends the city (48:3-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e makes the city secure (48:8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He executes justice (48:10-11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He guides the people (48:14).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3" draw:style-name="a464" draw:master-page-name="Master1-Layout12-tx-Title-and-Text" presentation:presentation-page-layout-name="Master1-PPL12" draw:id="Slide-258">
        <draw:frame draw:id="id87" presentation:style-name="a468" draw:name="Title 1" svg:x="1.38in" svg:y="0.4in" svg:width="10.6in" svg:height="1.44965in" presentation:class="title" presentation:placeholder="false">
          <draw:text-box>
            <text:p text:style-name="a467" text:class-names="" text:cond-style-name=""><text:span text:style-name="a465" text:class-names="">PSALM 48<text:s text:c="1"/></text:span><text:span text:style-name="a466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THE GOD OF JERUSALEM (48:1, 3-8, 10-11, 14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THE JERUSALEM OF GOD (48:1-2, 9, 12-13):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THE JERUSALEM OF GOD (48:1-2, 9, 12-13):<text:s text:c="1"/></text:span><text:span text:style-name="a481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It has magnificent elevation (48:1-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It has the Temple (48:9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It has towers (48:12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It has fortified walls and citadels (48:13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PSALM 48<text:s text:c="1"/></text:span><text:span text:style-name="a502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THE GOD OF JERUSALEM (48:1, 3-8, 10-11, 14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THE JERUSALEM OF GOD (48:1-2, 9, 12-13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8 </dc:title>
    <meta:initial-creator>David STRICKLAND</meta:initial-creator>
    <dc:creator>David STRICKLAND</dc:creator>
    <meta:creation-date>2020-02-23T23:19:10Z</meta:creation-date>
    <dc:date>2020-02-23T23:19:11Z</dc:date>
    <meta:template xlink:href="BibleStudy" xlink:type="simple"/>
    <meta:editing-cycles>1</meta:editing-cycles>
    <meta:editing-duration>PT0S</meta:editing-duration>
    <meta:document-statistic meta:paragraph-count="19" meta:word-count="163"/>
  </office:meta>
</office:document-meta>
</file>